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3"/>
        <table:table-row table:style-name="ro2">
          <table:table-cell table:style-name="ce1"/>
          <table:table-cell office:value-type="string">
            <text:p>DNI* Unico</text:p>
          </table:table-cell>
          <table:table-cell office:value-type="string">
            <text:p>Scaner</text:p>
          </table:table-cell>
          <table:table-cell office:value-type="string">
            <text:p>Nombre*</text:p>
          </table:table-cell>
          <table:table-cell office:value-type="string">
            <text:p>Apellido*</text:p>
          </table:table-cell>
          <table:table-cell office:value-type="string">
            <text:p>Direccion</text:p>
          </table:table-cell>
          <table:table-cell table:style-name="ce4" office:value-type="string">
            <text:p>Poblacion</text:p>
          </table:table-cell>
          <table:table-cell office:value-type="string">
            <text:p>Telf 1</text:p>
          </table:table-cell>
          <table:table-cell office:value-type="string">
            <text:p>Telf 2</text:p>
          </table:table-cell>
          <table:table-cell office:value-type="string">
            <text:p>Email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0520341 A</text:p>
          </table:table-cell>
          <table:table-cell/>
          <table:table-cell office:value-type="string">
            <text:p>Maria Estelita</text:p>
          </table:table-cell>
          <table:table-cell office:value-type="string">
            <text:p>Alonso Fernandez</text:p>
          </table:table-cell>
          <table:table-cell office:value-type="string">
            <text:p>C) Lekaenea 20,5 Drch</text:p>
          </table:table-cell>
          <table:table-cell table:style-name="ce4" office:value-type="string">
            <text:p>Irun</text:p>
          </table:table-cell>
          <table:table-cell/>
          <table:table-cell office:value-type="float" office:value="943619980">
            <text:p>943619980</text:p>
          </table:table-cell>
          <table:table-cell table:number-columns-repeated="101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44566512 X</text:p>
          </table:table-cell>
          <table:table-cell/>
          <table:table-cell office:value-type="string">
            <text:p>Elixabet Maddi</text:p>
          </table:table-cell>
          <table:table-cell office:value-type="string">
            <text:p>Caballero Lete</text:p>
          </table:table-cell>
          <table:table-cell office:value-type="string">
            <text:p>C)Lekaenea 18, 4 Drch</text:p>
          </table:table-cell>
          <table:table-cell table:style-name="ce4" office:value-type="string">
            <text:p>Irun</text:p>
          </table:table-cell>
          <table:table-cell office:value-type="float" office:value="645732356">
            <text:p>645732356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44573305 H</text:p>
          </table:table-cell>
          <table:table-cell/>
          <table:table-cell office:value-type="string">
            <text:p>Nora</text:p>
          </table:table-cell>
          <table:table-cell office:value-type="string">
            <text:p>Carrillo Villalba</text:p>
          </table:table-cell>
          <table:table-cell office:value-type="string">
            <text:p>C) Mendelu 34 2 C</text:p>
          </table:table-cell>
          <table:table-cell table:style-name="ce4" office:value-type="string">
            <text:p>Hondarribia</text:p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5242185 L</text:p>
          </table:table-cell>
          <table:table-cell/>
          <table:table-cell office:value-type="string">
            <text:p>Maria Teresa</text:p>
          </table:table-cell>
          <table:table-cell office:value-type="string">
            <text:p>Quintana Garcia</text:p>
          </table:table-cell>
          <table:table-cell office:value-type="string">
            <text:p>C) Peñas de Aia 4, 3-5C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15233655 L</text:p>
          </table:table-cell>
          <table:table-cell/>
          <table:table-cell office:value-type="string">
            <text:p>Rosa Isabel</text:p>
          </table:table-cell>
          <table:table-cell office:value-type="string">
            <text:p>Alonso Campos</text:p>
          </table:table-cell>
          <table:table-cell office:value-type="string">
            <text:p>C)Sebastian Errazu 2, 1 C</text:p>
          </table:table-cell>
          <table:table-cell office:value-type="string">
            <text:p>Irun</text:p>
          </table:table-cell>
          <table:table-cell office:value-type="float" office:value="675704676">
            <text:p>675704676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15244139 S</text:p>
          </table:table-cell>
          <table:table-cell/>
          <table:table-cell office:value-type="string">
            <text:p>Maria Isabel</text:p>
          </table:table-cell>
          <table:table-cell office:value-type="string">
            <text:p>Villar Azcona</text:p>
          </table:table-cell>
          <table:table-cell office:value-type="string">
            <text:p>C)Esteban Indart 8,2B</text:p>
          </table:table-cell>
          <table:table-cell office:value-type="string">
            <text:p>Irun</text:p>
          </table:table-cell>
          <table:table-cell/>
          <table:table-cell office:value-type="float" office:value="943619906">
            <text:p>943619906</text:p>
          </table:table-cell>
          <table:table-cell table:number-columns-repeated="101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00139857 V</text:p>
          </table:table-cell>
          <table:table-cell/>
          <table:table-cell office:value-type="string">
            <text:p>Maria Luz</text:p>
          </table:table-cell>
          <table:table-cell office:value-type="string">
            <text:p>Arias Gonzalez</text:p>
          </table:table-cell>
          <table:table-cell office:value-type="string">
            <text:p>Mendelu <text:s/>Urb Gibeleta 8A,2</text:p>
          </table:table-cell>
          <table:table-cell office:value-type="string">
            <text:p>Hondarribia</text:p>
          </table:table-cell>
          <table:table-cell table:number-columns-repeated="101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44550769 E</text:p>
          </table:table-cell>
          <table:table-cell/>
          <table:table-cell office:value-type="string">
            <text:p>Ainhoa</text:p>
          </table:table-cell>
          <table:table-cell office:value-type="string">
            <text:p>Miguez Celayeta</text:p>
          </table:table-cell>
          <table:table-cell office:value-type="string">
            <text:p>C) Goristi 2, 3 A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X7996460 G</text:p>
          </table:table-cell>
          <table:table-cell/>
          <table:table-cell office:value-type="string">
            <text:p>Olga </text:p>
          </table:table-cell>
          <table:table-cell office:value-type="string">
            <text:p>Chernyshova</text:p>
          </table:table-cell>
          <table:table-cell office:value-type="string">
            <text:p>C)Javier Esteban Indart 3, 3 Izq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15230674 M</text:p>
          </table:table-cell>
          <table:table-cell/>
          <table:table-cell office:value-type="string">
            <text:p>Maria Izaskun</text:p>
          </table:table-cell>
          <table:table-cell office:value-type="string">
            <text:p>Iceta Goicoechea</text:p>
          </table:table-cell>
          <table:table-cell office:value-type="string">
            <text:p>C)Luis de Uranzu 10 4 B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45195977 B</text:p>
          </table:table-cell>
          <table:table-cell/>
          <table:table-cell office:value-type="string">
            <text:p>Iñigo</text:p>
          </table:table-cell>
          <table:table-cell office:value-type="string">
            <text:p>Dopazo Flores</text:p>
          </table:table-cell>
          <table:table-cell office:value-type="string">
            <text:p>C) Olaketa 15, 2 A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12295345 M</text:p>
          </table:table-cell>
          <table:table-cell/>
          <table:table-cell office:value-type="string">
            <text:p>Julian</text:p>
          </table:table-cell>
          <table:table-cell office:value-type="string">
            <text:p>Hernandez Santos</text:p>
          </table:table-cell>
          <table:table-cell office:value-type="string">
            <text:p>C) Anaka 18, Bajo Derch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15245462 G</text:p>
          </table:table-cell>
          <table:table-cell/>
          <table:table-cell office:value-type="string">
            <text:p>Roman</text:p>
          </table:table-cell>
          <table:table-cell office:value-type="string">
            <text:p>Carlos Malmierca</text:p>
          </table:table-cell>
          <table:table-cell office:value-type="string">
            <text:p>C) Peñas de Aia 2, 2 A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15248029 H</text:p>
          </table:table-cell>
          <table:table-cell/>
          <table:table-cell office:value-type="string">
            <text:p>Marai Gema</text:p>
          </table:table-cell>
          <table:table-cell office:value-type="string">
            <text:p>Santa Maria Torija</text:p>
          </table:table-cell>
          <table:table-cell office:value-type="string">
            <text:p>C) Peñas de Aia 2, 2 A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15651975 S</text:p>
          </table:table-cell>
          <table:table-cell/>
          <table:table-cell office:value-type="string">
            <text:p>Isabel</text:p>
          </table:table-cell>
          <table:table-cell office:value-type="string">
            <text:p>Muñoa Aguirre</text:p>
          </table:table-cell>
          <table:table-cell office:value-type="string">
            <text:p>C)Blas de Lezo 18,6 A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15238651 R</text:p>
          </table:table-cell>
          <table:table-cell/>
          <table:table-cell office:value-type="string">
            <text:p>domingo</text:p>
          </table:table-cell>
          <table:table-cell office:value-type="string">
            <text:p>De La Iglesia Terrones</text:p>
          </table:table-cell>
          <table:table-cell office:value-type="string">
            <text:p>C)Bartolome de Urdinso 4, 5B,I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44557451 B</text:p>
          </table:table-cell>
          <table:table-cell/>
          <table:table-cell office:value-type="string">
            <text:p>Marta</text:p>
          </table:table-cell>
          <table:table-cell office:value-type="string">
            <text:p>Iglesia Roman</text:p>
          </table:table-cell>
          <table:table-cell office:value-type="string">
            <text:p>C)Fuenterrabia 13,5A Izqd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5244936 F</text:p>
          </table:table-cell>
          <table:table-cell/>
          <table:table-cell office:value-type="string">
            <text:p>Mª Carmen</text:p>
          </table:table-cell>
          <table:table-cell office:value-type="string">
            <text:p>Iglesias Urban</text:p>
          </table:table-cell>
          <table:table-cell office:value-type="string">
            <text:p>C) Monte Aldabe 1,3 C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15245669 G</text:p>
          </table:table-cell>
          <table:table-cell/>
          <table:table-cell office:value-type="string">
            <text:p>Mª Pilar</text:p>
          </table:table-cell>
          <table:table-cell office:value-type="string">
            <text:p>Iguiñiz Santos</text:p>
          </table:table-cell>
          <table:table-cell office:value-type="string">
            <text:p>C) Pagogaña 22, 3D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15254630 H</text:p>
          </table:table-cell>
          <table:table-cell/>
          <table:table-cell office:value-type="string">
            <text:p>Mª Cristina</text:p>
          </table:table-cell>
          <table:table-cell office:value-type="string">
            <text:p>Gurtubay Salicio</text:p>
          </table:table-cell>
          <table:table-cell office:value-type="string">
            <text:p>C)Gibeleta 9 A,2 B</text:p>
          </table:table-cell>
          <table:table-cell office:value-type="string">
            <text:p>Hondarribia</text:p>
          </table:table-cell>
          <table:table-cell table:number-columns-repeated="1017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15949848 S</text:p>
          </table:table-cell>
          <table:table-cell/>
          <table:table-cell office:value-type="string">
            <text:p>Miren Jaione</text:p>
          </table:table-cell>
          <table:table-cell office:value-type="string">
            <text:p>Imaz Tolosa</text:p>
          </table:table-cell>
          <table:table-cell office:value-type="string">
            <text:p>C) Bartolome de Urdinso 17,4 Drch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51871363 S</text:p>
          </table:table-cell>
          <table:table-cell/>
          <table:table-cell office:value-type="string">
            <text:p>Juana</text:p>
          </table:table-cell>
          <table:table-cell office:value-type="string">
            <text:p>Sanchez Redondo</text:p>
          </table:table-cell>
          <table:table-cell office:value-type="string">
            <text:p>C)Rue Zaldi 1</text:p>
          </table:table-cell>
          <table:table-cell office:value-type="string">
            <text:p>Hendaya</text:p>
          </table:table-cell>
          <table:table-cell office:value-type="float" office:value="675555154">
            <text:p>675555154</text:p>
          </table:table-cell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1479585 T</text:p>
          </table:table-cell>
          <table:table-cell/>
          <table:table-cell office:value-type="string">
            <text:p>Juana</text:p>
          </table:table-cell>
          <table:table-cell office:value-type="string">
            <text:p>Marin Garcia</text:p>
          </table:table-cell>
          <table:table-cell office:value-type="string">
            <text:p>C)Pello Vicente 10, 2 B</text:p>
          </table:table-cell>
          <table:table-cell office:value-type="string">
            <text:p>Irun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5931940">
            <text:p>15931940</text:p>
          </table:table-cell>
          <table:table-cell/>
          <table:table-cell office:value-type="string">
            <text:p>Mª Teresa</text:p>
          </table:table-cell>
          <table:table-cell office:value-type="string">
            <text:p>Gil Tello</text:p>
          </table:table-cell>
          <table:table-cell office:value-type="string">
            <text:p>C) Gaztainondo1,2 C</text:p>
          </table:table-cell>
          <table:table-cell office:value-type="string">
            <text:p>Irun</text:p>
          </table:table-cell>
          <table:table-cell/>
          <table:table-cell office:value-type="float" office:value="943618866">
            <text:p>943618866</text:p>
          </table:table-cell>
          <table:table-cell table:number-columns-repeated="1015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/10/2022</text:date>, <text:time>17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mki </meta:initial-creator>
    <meta:creation-date>2022-10-03T16:01:35.21</meta:creation-date>
    <dc:date>2022-10-06T17:43:47.17</dc:date>
    <dc:creator>Sanmki </dc:creator>
    <meta:editing-duration>PT1H5M41S</meta:editing-duration>
    <meta:editing-cycles>15</meta:editing-cycles>
    <meta:generator>OpenOffice/4.1.13$Win32 OpenOffice.org_project/4113m1$Build-9810</meta:generator>
    <meta:document-statistic meta:table-count="3" meta:cell-count="159" meta:object-count="0"/>
  </office:meta>
</office:document-meta>
</file>